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fo:font-size="10pt" officeooo:paragraph-rsid="0007ee84" style:font-size-asian="10pt" style:font-size-complex="10pt"/>
    </style:style>
    <style:style style:name="P2" style:family="paragraph" style:parent-style-name="Standard">
      <style:text-properties style:font-name="Instrument Serif" fo:font-size="10pt" officeooo:paragraph-rsid="004db969" style:font-size-asian="10pt" style:font-size-complex="10pt"/>
    </style:style>
    <style:style style:name="P3" style:family="paragraph">
      <loext:graphic-properties draw:fill-color="#ff5429"/>
      <style:paragraph-properties fo:text-align="center"/>
    </style:style>
    <style:style style:name="P4" style:family="paragraph" style:parent-style-name="Standard">
      <style:text-properties fo:color="#ff6d6d" loext:opacity="100%" style:font-name="Instrument Serif" fo:font-size="10pt" officeooo:paragraph-rsid="00527c3d" style:font-size-asian="10pt" style:font-size-complex="10pt"/>
    </style:style>
    <style:style style:name="P5" style:family="paragraph">
      <loext:graphic-properties draw:fill-color="#ff5429"/>
      <style:text-properties fo:font-size="12pt"/>
    </style:style>
    <style:style style:name="P6" style:family="paragraph">
      <loext:graphic-properties draw:fill-color="#ff5429"/>
    </style:style>
    <style:style style:name="P7" style:family="paragraph" style:parent-style-name="Standard">
      <style:text-properties style:font-name="Instrument Serif" fo:font-size="10pt" officeooo:paragraph-rsid="00527c3d" style:font-size-asian="10pt" style:font-size-complex="10pt"/>
    </style:style>
    <style:style style:name="P8" style:family="paragraph" style:parent-style-name="Standard">
      <style:text-properties fo:color="#ff7b59" loext:opacity="100%" style:font-name="Instrument Serif" fo:font-size="10pt" officeooo:rsid="00527c3d" officeooo:paragraph-rsid="00527c3d" style:font-size-asian="10pt" style:font-size-complex="10pt"/>
    </style:style>
    <style:style style:name="P9" style:family="paragraph" style:parent-style-name="Standard">
      <style:text-properties fo:color="#000000" loext:opacity="100%" style:font-name="Instrument Serif" fo:font-size="18pt" officeooo:rsid="0059978e" officeooo:paragraph-rsid="0059978e" style:font-size-asian="18pt" style:font-size-complex="18pt"/>
    </style:style>
    <style:style style:name="P10" style:family="paragraph" style:parent-style-name="Standard">
      <style:text-properties fo:color="#000000" loext:opacity="100%" style:font-name="Instrument Serif" fo:font-size="18pt" officeooo:rsid="00527c3d" officeooo:paragraph-rsid="005833f6" style:font-size-asian="18pt" style:font-size-complex="18pt"/>
    </style:style>
    <style:style style:name="P11" style:family="paragraph" style:parent-style-name="Standard">
      <style:text-properties officeooo:paragraph-rsid="0059978e"/>
    </style:style>
    <style:style style:name="P12" style:family="paragraph" style:parent-style-name="Standard">
      <style:text-properties style:font-name="Instrument Serif" fo:font-size="18pt" officeooo:rsid="0059978e" officeooo:paragraph-rsid="0059978e" style:font-size-asian="18pt" style:font-size-complex="18pt"/>
    </style:style>
    <style:style style:name="P13" style:family="paragraph" style:parent-style-name="Standard">
      <style:text-properties style:font-name="Instrument Serif" fo:font-size="18pt" officeooo:rsid="0059978e" officeooo:paragraph-rsid="005b8dce" style:font-size-asian="18pt" style:font-size-complex="18pt"/>
    </style:style>
    <style:style style:name="T1" style:family="text">
      <style:text-properties officeooo:rsid="004db969"/>
    </style:style>
    <style:style style:name="T2" style:family="text">
      <style:text-properties fo:color="#ff6d6d" loext:opacity="100%"/>
    </style:style>
    <style:style style:name="T3" style:family="text">
      <style:text-properties fo:color="#ff0000" loext:opacity="100%" style:text-underline-style="solid" style:text-underline-width="auto" style:text-underline-color="font-color" officeooo:rsid="00527c3d" fo:background-color="#ffff00" loext:char-shading-value="0"/>
    </style:style>
    <style:style style:name="T4" style:family="text">
      <style:text-properties fo:color="#ff0000" loext:opacity="100%" style:text-underline-style="solid" style:text-underline-width="auto" style:text-underline-color="font-color" officeooo:rsid="00527c3d" fo:background-color="transparent" loext:char-shading-value="0"/>
    </style:style>
    <style:style style:name="T5" style:family="text">
      <style:text-properties fo:color="#ff7b59" loext:opacity="100%"/>
    </style:style>
    <style:style style:name="T6" style:family="text">
      <style:text-properties fo:color="#ff7b59" loext:opacity="100%" officeooo:rsid="00527c3d"/>
    </style:style>
    <style:style style:name="T7" style:family="text">
      <style:text-properties fo:color="#000000" loext:opacity="100%" style:font-name="Instrument Serif" fo:font-size="18pt" officeooo:rsid="00527c3d" style:font-size-asian="18pt" style:font-size-complex="18pt"/>
    </style:style>
    <style:style style:name="T8" style:family="text">
      <style:text-properties fo:color="#000000" loext:opacity="100%" fo:font-family="'Symbols Nerd Font Mono'" style:font-pitch="fixed" fo:background-color="transparent" loext:char-shading-value="0"/>
    </style:style>
    <style:style style:name="T9" style:family="text">
      <style:text-properties officeooo:rsid="005b8dce"/>
    </style:style>
    <style:style style:name="T10" style:family="text">
      <style:text-properties fo:color="#000000" loext:opacity="100%" officeooo:rsid="005b8dce" fo:background-color="transparent" loext:char-shading-value="0"/>
    </style:style>
    <style:style style:name="T11" style:family="text">
      <style:text-properties fo:color="#000000" loext:opacity="100%" fo:background-color="transparent" loext:char-shading-value="0"/>
    </style:style>
    <style:style style:name="T12" style:family="text">
      <style:text-properties fo:color="#000000" loext:opacity="100%" officeooo:rsid="005bdd20" fo:background-color="transparent" loext:char-shading-value="0"/>
    </style:style>
    <style:style style:name="gr1" style:family="graphic">
      <style:graphic-properties svg:stroke-color="#ff5429" draw:fill-color="#ff5429"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5429" draw:fill-color="#ff5429" draw:auto-grow-height="false" fo:min-height="0.4374in" fo:min-width="1.4752in" fo:wrap-option="wrap"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in" draw:marker-start-width="0.139in" draw:marker-end-width="0.139in" draw:fill-color="#ff5429" draw:textarea-horizontal-align="justify" draw:textarea-vertical-align="middle" draw:auto-grow-height="false" fo:min-height="0.2374in" fo:min-width="1.9201in"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text:a xlink:type="simple" xlink:href="https://gist.github.com/oneman/ed9cf9ffa0c73ce3622c23a06f21c728" text:style-name="Internet_20_link" text:visited-style-name="Visited_20_Internet_20_Link">https://gist.github.com/oneman/ed9cf9ffa0c73ce3622c23a06f21c728</text:a></text:p>
      <text:p text:style-name="P1">#include clue you in ok help maybe think for yourself</text:p>
      <text:p text:style-name="P1">Webster’s Encyclopedia Of Dictionaries New American Edition 1978</text:p>
      <text:p text:style-name="P1">VOA Learning English Word Book 14555286 bytes</text:p>
      <text:p text:style-name="P1">How things work Standard Book Number 590429892</text:p>
      <text:p text:style-name="P1">Foundations of Mechanical Accuracy Library of Congress Catalog Card 73-127307</text:p>
      <text:p text:style-name="P1">The C Programming Language Second Edition Standard Book Number 131103627</text:p>
      <text:p text:style-name="P1">26 Page Engineer’s Mini-Notebook Communication Projects Radio Shack Cat No: 276-5015A (2+7+6+5+1+5)</text:p>
      <text:p text:style-name="P1"><text:a xlink:type="simple" xlink:href="https://www.kurims.kyoto-u.ac.jp/~motizuki/papers-english.html" text:style-name="Internet_20_link" text:visited-style-name="Visited_20_Internet_20_Link">https://www.kurims.kyoto-u.ac.jp/~motizuki/papers-english.html</text:a></text:p>
      <text:p text:style-name="P1"><text:a xlink:type="simple" xlink:href="https://www.drmichaellevin.org/people/" text:style-name="Internet_20_link" text:visited-style-name="Visited_20_Internet_20_Link">https://www.drmichaellevin.org/people/</text:a></text:p>
      <text:p text:style-name="P1"><text:a xlink:type="simple" xlink:href="https://genesis.energy.gov/" text:style-name="Internet_20_link" text:visited-style-name="Visited_20_Internet_20_Link">https://genesis.energy.gov/</text:a></text:p>
      <text:p text:style-name="P1"><text:a xlink:type="simple" xlink:href="https://raw.githubusercontent.com/oneman/regenesis/refs/heads/main/eo14363.txt" text:style-name="Internet_20_link" text:visited-style-name="Visited_20_Internet_20_Link">https://raw.githubusercontent.com/oneman/regenesis/refs/heads/main/eo14363.txt</text:a></text:p>
      <text:p text:style-name="P1"><text:a xlink:type="simple" xlink:href="https://raw.githubusercontent.com/oneman/regenesis/refs/heads/main/USACONST.txt" text:style-name="Internet_20_link" text:visited-style-name="Visited_20_Internet_20_Link">https://raw.githubusercontent.com/oneman/regenesis/refs/heads/main/USACONST.txt</text:a></text:p>
      <text:p text:style-name="P1"><text:a xlink:type="simple" xlink:href="https://raw.githubusercontent.com/oneman/regenesis/refs/heads/main/NISTCONST.pdf" text:style-name="Internet_20_link" text:visited-style-name="Visited_20_Internet_20_Link">https://raw.githubusercontent.com/oneman/regenesis/refs/heads/main/NISTCONST.pdf</text:a></text:p>
      <text:p text:style-name="P1"><text:a xlink:type="simple" xlink:href="https://www.twitch.tv/computercode" text:style-name="Internet_20_link" text:visited-style-name="Visited_20_Internet_20_Link">https://www.twitch.tv/computercode</text:a></text:p>
      <text:p text:style-name="P2"><text:a xlink:type="simple" xlink:href="https://github.com/oneman/lush" text:style-name="Internet_20_link" text:visited-style-name="Visited_20_Internet_20_Link">https://github.com/oneman/lush</text:a></text:p>
      <text:p text:style-name="P2"><text:a xlink:type="simple" xlink:href="https://github.com/oneman/code2" text:style-name="Internet_20_link" text:visited-style-name="Visited_20_Internet_20_Link">https://github.com/oneman/code2</text:a></text:p>
      <text:p text:style-name="P1">etc, <text:span text:style-name="T1">w/e </text:span>your <text:s/>choice ;)</text:p>
      <text:p text:style-name="P1">We describe here a computational resynthesis engine via a concrete implementation description in</text:p>
      <text:p text:style-name="P1">that like Motizuki’s IUT is a whole bunch of simple stuff hooked up just certainly wright right rite.</text:p>
      <text:p text:style-name="P1">Well what we do with this engine is construct a special kind of cyber reasoning system that is not</text:p>
      <text:p text:style-name="P1">retarded like anything else before it called a cyber reasoning system as this one is actually totally </text:p>
      <text:p text:style-name="P1">and completely absolutely utterly truly based and thus not confusable with any kind of bravo sierra.</text:p>
      <text:p text:style-name="P1">In that it is totally a quantum information processing system if anything is, quantum just meaning</text:p>
      <text:p text:style-name="P1">counting, and in the case of reasoning we understand that to mean uh always considering and tracking</text:p>
      <text:p text:style-name="P1">the true and correct and incorrect and mispercieved reasons that things happen in order to put everything</text:p>
      <text:p text:style-name="P1">in the appropriate proper visual or other context but always inevidably that is pix or didn’t happen, we</text:p>
      <text:p text:style-name="P1">could say have a kind of CPU which has an instruction pointer and stack pointer and all the other usual </text:p>
      <text:p text:style-name="P1">stuff anything that exists and works would be fine but we add to that a reason pointer for the instruction that</text:p>
      <text:p text:style-name="P1">is tracable up to user action or some other thing that is in a modular system of systems ring synthesisor or modulator</text:p>
      <text:p text:style-name="P1">or whatever but we can put all legacy systems ever into the loop including the jaccard loom to the eniac and the pdp-11</text:p>
      <text:p text:style-name="P1">and ibm system 7 and unix system any of them linux is infact a wonderbase we are init and or a module that is a local</text:p>
      <text:p text:style-name="P1">superuser to that system and we map a memory size of 4205260800 bytes that we are able to view as rgb24 pixels in an</text:p>
      <text:p text:style-name="P1">two dimensional array of 26 by 26 1080p screenshots or png or 676 1080p frames or 169 4k superframes or something.</text:p>
      <text:p text:style-name="P1">We observe the following: 1,026,675 * 4096 = 4205260800 ok so our computer lives on a rgb framebuffer substrace ya.</text:p>
      <text:p text:style-name="P1">Of course we may consider part of it or all of it or any parallel or serial network of this computer system substrate as</text:p>
      <text:p text:style-name="P1">any other kind of buffer maybe a 1 bit pixel buffer of any size or maybe a unicode or ascii or binary encoding of any</text:p>
      <text:p text:style-name="P1">kind but of course we can imagine constructing and will construct systems that convert from one thing to the next</text:p>
      <text:p text:style-name="P1">like usual but we make this in a new way using multiradial reconstruction algorithms like that of IUT.</text:p>
      <text:p text:style-name="P1"/>
      <text:p text:style-name="P1"><text:a xlink:type="simple" xlink:href="https://www.youtube.com/watch?v=Jon_mN4_yzM" text:style-name="Internet_20_link" text:visited-style-name="Visited_20_Internet_20_Link">https://www.youtube.com/watch?v=Jon_mN4_yzM</text:a></text:p>
      <text:p text:style-name="P1"/>
      <text:p text:style-name="P1"/>
      <text:p text:style-name="P1"/>
      <text:p text:style-name="P1"/>
      <text:p text:style-name="P1"><draw:path text:anchor-type="paragraph" draw:z-index="2" draw:name="Bézier curve 1" draw:style-name="gr1" draw:text-style-name="P3" svg:width="5.7398in" svg:height="8.9472in" svg:x="-0.3398in" svg:y="0.0087in" svg:viewBox="0 0 14580 22727" svg:d="M8397 14724c-594-30-1058-420-1684-422-604-1-1221 94-1683 482-302 253-531 626-512 1053 21 455 203 1092-240 1383-333 219-732 328-1113 450-375 120-582 474-993 451-319-17-649-57-961 0-420 77-794-204-933-541-175-425-119-903-120-1353-1-561 0-1124 0-1683 0-432 18-864 0-1293-16-379 84-748 152-1113 89-485 105-982 90-1473-17-543-21-1084 30-1624 41-438-189-752-152-1171 37-420-5-840-60-1263-65-501 66-1007 182-1505 124-533 114-1094 269-1623 140-474 176-993 90-1473-70-395-435-732-389-1143 76-684 991-802 1532-841 849-61 1704 28 2556 0 1145-37 2274 148 3398 330 580 94 1166 73 1744 150 677 89 1342 142 2014 122 551-17 1255-410 1653-30 951 906-250 2548-901 3427-983 1326-2271 2413-3188 3789-513 770-1247 1435-1502 2344-122 434-327 1032 60 1473 740 843 2055 583 2945 1173 791 523 1732 810 2466 1413 413 338 920 610 1203 1083 247 412 220 920 210 1382-13 651 85 1315-60 1955-137 603-266 1227-571 1774-606 1085-1838 1571-2946 1955-1060 367-2200 377-3307 360-791-13-1597-2-2376-180-851-195-1724-296-2586-422-529-77-1092 103-1593-90-367-141-779-192-963-661-190-486-261-1048 90-1503 252-328 529-630 903-812 351-170 720-144 1081-91 1094 160-391 386-569 361-427-59-1029 113-1293-270-445-643 615-647 961-601 511 68 1051 173 1473 510 370 295 848 332 1293 391 712 96 1411 314 2044 662 485 266 945 620 1535 691 483 58 961 158 1442 150 607-10 1149-77 1805-240 676-167 1268-443 1503-1053 164-427 461-799 601-1233 137-421-17-885 30-1323 70-643-727-709-1053-1051-607-637-864 346-961 721l-332 210"><text:p/></draw:path><text:soft-page-break/></text:p>
      <text:p text:style-name="P1"><text:span text:style-name="T2">Albemarle / Amazon Web Services / AMD / Anthropic / Applied Materials / Atomic Canyon / AVEVA<text:line-break/>Cerebras<text:line-break/>Chemspeed<text:line-break/>Cisco<text:line-break/>Collins Aerospace<text:line-break/>ComEd<text:line-break/>Cornelis Networks<text:line-break/>Critical Materials Recycling<text:line-break/>Dell Technologies<text:line-break/>Emerald Cloud Lab<text:line-break/>EPRI<text:line-break/>Esri<text:line-break/>FutureHouse<text:line-break/>GE Aerospace<text:line-break/>Google<text:line-break/>HPE<text:line-break/>Hugging Face<text:line-break/>IBM<text:line-break/>ISO New England<text:line-break/>Kitware<text:line-break/>LILA</text:span></text:p>
      <text:p text:style-name="P4"><draw:custom-shape text:anchor-type="paragraph" draw:z-index="1" draw:name="Shape 2" draw:style-name="gr2" draw:text-style-name="P5" svg:width="1.9185in" svg:height="1.3512in" draw:transform="skewX (0.000523598775598216) rotate (-0.615054028402802) translate (2.93958333333333in 1.32430555555556i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0" draw:name="Shape 1" draw:style-name="gr3" draw:text-style-name="P6" svg:width="2.1949in" svg:height="0.474in" draw:transform="rotate (-0.278729081543495) translate (0.844444444444444in 2.2465277777777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Micron<text:line-break/>Microsoft<text:line-break/>MP Materials<text:line-break/>New York Creates / Niron Magnetics / Nokia / Nusano/ NVIDIA<text:line-break/>OLI Systems<text:line-break/>OpenAI for Government<text:line-break/>Oracle<text:line-break/>Phoenix Tailings<text:line-break/>PMT Critical Metals<text:line-break/>Quantinuum<text:line-break/>Qubit<text:line-break/>RadiaSoft<text:line-break/>Ramaco</text:p>
      <text:p text:style-name="P7"><text:span text:style-name="T3">RAD Company</text:span><text:span text:style-name="T4"> <text:s/></text:span><text:line-break/><text:span text:style-name="T5">RTX<text:line-break/>Sambanova<text:line-break/>Scale AI<text:line-break/>Semiconductor Industry Association<text:line-break/>Siemens<text:line-break/>Synopsys<text:line-break/>TdVib<text:line-break/>Tennessee Valley Authority<text:line-break/>xLight</text:span><text:span text:style-name="T6">­</text:span></text:p>
      <text:p text:style-name="P8"/>
      <text:p text:style-name="P9"><text:soft-page-break/>1A OK WORLD MODEL</text:p>
      <text:p text:style-name="P10"/>
      <text:p text:style-name="P10">The Globe Lego Set Model 21332</text:p>
      <text:p text:style-name="P11"><text:span text:style-name="T7">EARTH GLOBE Unicode Points 127758, 127757, 127759 </text:span>🌎 🌍 🌏</text:p>
      <text:p text:style-name="P11"/>
      <text:p text:style-name="P12">The Earth solid surface is 3/10th’s above average water level.</text:p>
      <text:p text:style-name="P12">The polar circumference is fourty million meters, if the meter was perhaps 2.3 milimeters longer than the one they messed up.</text:p>
      <text:p text:style-name="P12">Venus is about the lil smaller in size and in 0.615384 of the orbit.</text:p>
      <text:p text:style-name="P13">Earth is tilted by 26 Gradians. <text:s/><text:span text:style-name="T8">☉</text:span><text:span text:style-name="T9">Sun Unicode Point 9737 (9+7+3+7)= 26, </text:span><text:span text:style-name="T10">U+</text:span><text:span text:style-name="T11">2609, </text:span><text:span text:style-name="T12">Rubik’s Cube solution worst case </text:span><text:span text:style-name="T11">maximal number of quarter turns is 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SC" style:font-family-asian="'Source Han Serif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fo:border="1.5pt solid #ffbf00" fo:padding="0.2598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11H55M40S</meta:editing-duration>
    <meta:editing-cycles>35</meta:editing-cycles>
    <meta:generator>LibreOffice/25.8.2.2$Linux_X86_64 LibreOffice_project/580$Build-2</meta:generator>
    <dc:date>2025-12-02T17:19:25.018237905</dc:date>
    <meta:print-date>2025-12-02T14:10:42.792296543</meta:print-date>
    <meta:document-statistic meta:table-count="0" meta:image-count="0" meta:object-count="0" meta:page-count="3" meta:paragraph-count="51" meta:word-count="681" meta:character-count="4472" meta:non-whitespace-character-count="3837"/>
    <meta:template xlink:type="simple" xlink:actuate="onRequest" xlink:title="t2" xlink:href="../../.config/libreoffice/4/user/template/t2.ott" meta:date="2025-11-27T23:25:56.251785853"/>
  </office:meta>
</office:document-meta>
</file>